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  <table:table-cell office:value-type="float" office:value="0.0148684" calcext:value-type="float">
            <text:p>0.01486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274365" calcext:value-type="float">
            <text:p>0.96274365</text:p>
          </table:table-cell>
          <table:table-cell office:value-type="float" office:value="0.00217138" calcext:value-type="float">
            <text:p>0.00217138</text:p>
          </table:table-cell>
          <table:table-cell office:value-type="float" office:value="0.02974657" calcext:value-type="float">
            <text:p>0.02974657</text:p>
          </table:table-cell>
          <table:table-cell office:value-type="float" office:value="0.0053384" calcext:value-type="float">
            <text:p>0.0053384</text:p>
          </table:table-cell>
          <table:table-cell office:value-type="float" office:value="0.00520333" calcext:value-type="float">
            <text:p>0.00520333</text:p>
          </table:table-cell>
          <table:table-cell office:value-type="float" office:value="0.98100441" calcext:value-type="float">
            <text:p>0.98100441</text:p>
          </table:table-cell>
          <table:table-cell office:value-type="float" office:value="0.00000513" calcext:value-type="float">
            <text:p>5.13E-06</text:p>
          </table:table-cell>
          <table:table-cell office:value-type="float" office:value="0.01378713" calcext:value-type="float">
            <text:p>0.01378713</text:p>
          </table:table-cell>
          <table:table-cell office:value-type="float" office:value="0.00354843" calcext:value-type="float">
            <text:p>0.00354843</text:p>
          </table:table-cell>
          <table:table-cell office:value-type="float" office:value="0.000008729" calcext:value-type="float">
            <text:p>8.73E-06</text:p>
          </table:table-cell>
          <table:table-cell office:value-type="float" office:value="0.97980961" calcext:value-type="float">
            <text:p>0.97980961</text:p>
          </table:table-cell>
          <table:table-cell office:value-type="float" office:value="0.01663323" calcext:value-type="float">
            <text:p>0.016633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5938786" calcext:value-type="float">
            <text:p>0.95938786</text:p>
          </table:table-cell>
          <table:table-cell office:value-type="float" office:value="0.00230014" calcext:value-type="float">
            <text:p>0.00230014</text:p>
          </table:table-cell>
          <table:table-cell office:value-type="float" office:value="0.03214169" calcext:value-type="float">
            <text:p>0.03214169</text:p>
          </table:table-cell>
          <table:table-cell office:value-type="float" office:value="0.00617031" calcext:value-type="float">
            <text:p>0.00617031</text:p>
          </table:table-cell>
          <table:table-cell office:value-type="float" office:value="0.00489029" calcext:value-type="float">
            <text:p>0.00489029</text:p>
          </table:table-cell>
          <table:table-cell office:value-type="float" office:value="0.98007516" calcext:value-type="float">
            <text:p>0.98007516</text:p>
          </table:table-cell>
          <table:table-cell office:value-type="float" office:value="0.000005228" calcext:value-type="float">
            <text:p>5.23E-06</text:p>
          </table:table-cell>
          <table:table-cell office:value-type="float" office:value="0.01502932" calcext:value-type="float">
            <text:p>0.01502932</text:p>
          </table:table-cell>
          <table:table-cell office:value-type="float" office:value="0.00326968" calcext:value-type="float">
            <text:p>0.00326968</text:p>
          </table:table-cell>
          <table:table-cell office:value-type="float" office:value="0.00000855" calcext:value-type="float">
            <text:p>8.55E-06</text:p>
          </table:table-cell>
          <table:table-cell office:value-type="float" office:value="0.97894484" calcext:value-type="float">
            <text:p>0.97894484</text:p>
          </table:table-cell>
          <table:table-cell office:value-type="float" office:value="0.01777693" calcext:value-type="float">
            <text:p>0.017776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5578868" calcext:value-type="float">
            <text:p>0.95578868</text:p>
          </table:table-cell>
          <table:table-cell office:value-type="float" office:value="0.00243346" calcext:value-type="float">
            <text:p>0.00243346</text:p>
          </table:table-cell>
          <table:table-cell office:value-type="float" office:value="0.03465171" calcext:value-type="float">
            <text:p>0.03465171</text:p>
          </table:table-cell>
          <table:table-cell office:value-type="float" office:value="0.00712615" calcext:value-type="float">
            <text:p>0.00712615</text:p>
          </table:table-cell>
          <table:table-cell office:value-type="float" office:value="0.00460001" calcext:value-type="float">
            <text:p>0.00460001</text:p>
          </table:table-cell>
          <table:table-cell office:value-type="float" office:value="0.979006" calcext:value-type="float">
            <text:p>0.979006</text:p>
          </table:table-cell>
          <table:table-cell office:value-type="float" office:value="0.000005322" calcext:value-type="float">
            <text:p>5.32E-06</text:p>
          </table:table-cell>
          <table:table-cell office:value-type="float" office:value="0.01638867" calcext:value-type="float">
            <text:p>0.01638867</text:p>
          </table:table-cell>
          <table:table-cell office:value-type="float" office:value="0.00301838" calcext:value-type="float">
            <text:p>0.00301838</text:p>
          </table:table-cell>
          <table:table-cell office:value-type="float" office:value="0.000008382" calcext:value-type="float">
            <text:p>8.38E-06</text:p>
          </table:table-cell>
          <table:table-cell office:value-type="float" office:value="0.97794902" calcext:value-type="float">
            <text:p>0.97794902</text:p>
          </table:table-cell>
          <table:table-cell office:value-type="float" office:value="0.01902422" calcext:value-type="float">
            <text:p>0.019024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519322" calcext:value-type="float">
            <text:p>0.9519322</text:p>
          </table:table-cell>
          <table:table-cell office:value-type="float" office:value="0.00257121" calcext:value-type="float">
            <text:p>0.00257121</text:p>
          </table:table-cell>
          <table:table-cell office:value-type="float" office:value="0.03727325" calcext:value-type="float">
            <text:p>0.03727325</text:p>
          </table:table-cell>
          <table:table-cell office:value-type="float" office:value="0.00822333" calcext:value-type="float">
            <text:p>0.00822333</text:p>
          </table:table-cell>
          <table:table-cell office:value-type="float" office:value="0.0043306" calcext:value-type="float">
            <text:p>0.0043306</text:p>
          </table:table-cell>
          <table:table-cell office:value-type="float" office:value="0.97778748" calcext:value-type="float">
            <text:p>0.97778748</text:p>
          </table:table-cell>
          <table:table-cell office:value-type="float" office:value="0.000005411" calcext:value-type="float">
            <text:p>5.41E-06</text:p>
          </table:table-cell>
          <table:table-cell office:value-type="float" office:value="0.0178765" calcext:value-type="float">
            <text:p>0.0178765</text:p>
          </table:table-cell>
          <table:table-cell office:value-type="float" office:value="0.00279153" calcext:value-type="float">
            <text:p>0.00279153</text:p>
          </table:table-cell>
          <table:table-cell office:value-type="float" office:value="0.000008224" calcext:value-type="float">
            <text:p>8.22E-06</text:p>
          </table:table-cell>
          <table:table-cell office:value-type="float" office:value="0.97681466" calcext:value-type="float">
            <text:p>0.97681466</text:p>
          </table:table-cell>
          <table:table-cell office:value-type="float" office:value="0.02038559" calcext:value-type="float">
            <text:p>0.020385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4780358" calcext:value-type="float">
            <text:p>0.94780358</text:p>
          </table:table-cell>
          <table:table-cell office:value-type="float" office:value="0.00271323" calcext:value-type="float">
            <text:p>0.00271323</text:p>
          </table:table-cell>
          <table:table-cell office:value-type="float" office:value="0.04000168" calcext:value-type="float">
            <text:p>0.04000168</text:p>
          </table:table-cell>
          <table:table-cell office:value-type="float" office:value="0.00948151" calcext:value-type="float">
            <text:p>0.00948151</text:p>
          </table:table-cell>
          <table:table-cell office:value-type="float" office:value="0.00408037" calcext:value-type="float">
            <text:p>0.00408037</text:p>
          </table:table-cell>
          <table:table-cell office:value-type="float" office:value="0.97640891" calcext:value-type="float">
            <text:p>0.97640891</text:p>
          </table:table-cell>
          <table:table-cell office:value-type="float" office:value="0.000005495" calcext:value-type="float">
            <text:p>5.50E-06</text:p>
          </table:table-cell>
          <table:table-cell office:value-type="float" office:value="0.01950523" calcext:value-type="float">
            <text:p>0.01950523</text:p>
          </table:table-cell>
          <table:table-cell office:value-type="float" office:value="0.00258644" calcext:value-type="float">
            <text:p>0.00258644</text:p>
          </table:table-cell>
          <table:table-cell office:value-type="float" office:value="0.000008076" calcext:value-type="float">
            <text:p>8.08E-06</text:p>
          </table:table-cell>
          <table:table-cell office:value-type="float" office:value="0.97553281" calcext:value-type="float">
            <text:p>0.97553281</text:p>
          </table:table-cell>
          <table:table-cell office:value-type="float" office:value="0.02187267" calcext:value-type="float">
            <text:p>0.021872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338684" calcext:value-type="float">
            <text:p>0.94338684</text:p>
          </table:table-cell>
          <table:table-cell office:value-type="float" office:value="0.00285931" calcext:value-type="float">
            <text:p>0.00285931</text:p>
          </table:table-cell>
          <table:table-cell office:value-type="float" office:value="0.04283101" calcext:value-type="float">
            <text:p>0.04283101</text:p>
          </table:table-cell>
          <table:table-cell office:value-type="float" office:value="0.01092283" calcext:value-type="float">
            <text:p>0.01092283</text:p>
          </table:table-cell>
          <table:table-cell office:value-type="float" office:value="0.00384774" calcext:value-type="float">
            <text:p>0.00384774</text:p>
          </table:table-cell>
          <table:table-cell office:value-type="float" office:value="0.97485827" calcext:value-type="float">
            <text:p>0.97485827</text:p>
          </table:table-cell>
          <table:table-cell office:value-type="float" office:value="0.000005574" calcext:value-type="float">
            <text:p>5.57E-06</text:p>
          </table:table-cell>
          <table:table-cell office:value-type="float" office:value="0.02128841" calcext:value-type="float">
            <text:p>0.02128841</text:p>
          </table:table-cell>
          <table:table-cell office:value-type="float" office:value="0.00240078" calcext:value-type="float">
            <text:p>0.00240078</text:p>
          </table:table-cell>
          <table:table-cell office:value-type="float" office:value="0.000007937" calcext:value-type="float">
            <text:p>7.94E-06</text:p>
          </table:table-cell>
          <table:table-cell office:value-type="float" office:value="0.97409291" calcext:value-type="float">
            <text:p>0.97409291</text:p>
          </table:table-cell>
          <table:table-cell office:value-type="float" office:value="0.02349837" calcext:value-type="float">
            <text:p>0.023498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3866474" calcext:value-type="float">
            <text:p>0.93866474</text:p>
          </table:table-cell>
          <table:table-cell office:value-type="float" office:value="0.00300921" calcext:value-type="float">
            <text:p>0.00300921</text:p>
          </table:table-cell>
          <table:table-cell office:value-type="float" office:value="0.04575387" calcext:value-type="float">
            <text:p>0.04575387</text:p>
          </table:table-cell>
          <table:table-cell office:value-type="float" office:value="0.01257218" calcext:value-type="float">
            <text:p>0.01257218</text:p>
          </table:table-cell>
          <table:table-cell office:value-type="float" office:value="0.00363129" calcext:value-type="float">
            <text:p>0.00363129</text:p>
          </table:table-cell>
          <table:table-cell office:value-type="float" office:value="0.97312215" calcext:value-type="float">
            <text:p>0.97312215</text:p>
          </table:table-cell>
          <table:table-cell office:value-type="float" office:value="0.000005648" calcext:value-type="float">
            <text:p>5.65E-06</text:p>
          </table:table-cell>
          <table:table-cell office:value-type="float" office:value="0.02324091" calcext:value-type="float">
            <text:p>0.02324091</text:p>
          </table:table-cell>
          <table:table-cell office:value-type="float" office:value="0.00223247" calcext:value-type="float">
            <text:p>0.00223247</text:p>
          </table:table-cell>
          <table:table-cell office:value-type="float" office:value="0.000007806" calcext:value-type="float">
            <text:p>7.81E-06</text:p>
          </table:table-cell>
          <table:table-cell office:value-type="float" office:value="0.97248275" calcext:value-type="float">
            <text:p>0.97248275</text:p>
          </table:table-cell>
          <table:table-cell office:value-type="float" office:value="0.02527697" calcext:value-type="float">
            <text:p>0.025276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3361854" calcext:value-type="float">
            <text:p>0.93361854</text:p>
          </table:table-cell>
          <table:table-cell office:value-type="float" office:value="0.00316264" calcext:value-type="float">
            <text:p>0.00316264</text:p>
          </table:table-cell>
          <table:table-cell office:value-type="float" office:value="0.04876134" calcext:value-type="float">
            <text:p>0.04876134</text:p>
          </table:table-cell>
          <table:table-cell office:value-type="float" office:value="0.01445748" calcext:value-type="float">
            <text:p>0.01445748</text:p>
          </table:table-cell>
          <table:table-cell office:value-type="float" office:value="0.00342972" calcext:value-type="float">
            <text:p>0.00342972</text:p>
          </table:table-cell>
          <table:table-cell office:value-type="float" office:value="0.97118563" calcext:value-type="float">
            <text:p>0.97118563</text:p>
          </table:table-cell>
          <table:table-cell office:value-type="float" office:value="0.000005716" calcext:value-type="float">
            <text:p>5.72E-06</text:p>
          </table:table-cell>
          <table:table-cell office:value-type="float" office:value="0.02537893" calcext:value-type="float">
            <text:p>0.02537893</text:p>
          </table:table-cell>
          <table:table-cell office:value-type="float" office:value="0.00207967" calcext:value-type="float">
            <text:p>0.00207967</text:p>
          </table:table-cell>
          <table:table-cell office:value-type="float" office:value="0.000007684" calcext:value-type="float">
            <text:p>7.68E-06</text:p>
          </table:table-cell>
          <table:table-cell office:value-type="float" office:value="0.97068831" calcext:value-type="float">
            <text:p>0.97068831</text:p>
          </table:table-cell>
          <table:table-cell office:value-type="float" office:value="0.02722433" calcext:value-type="float">
            <text:p>0.027224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2822782" calcext:value-type="float">
            <text:p>0.92822782</text:p>
          </table:table-cell>
          <table:table-cell office:value-type="float" office:value="0.00331925" calcext:value-type="float">
            <text:p>0.00331925</text:p>
          </table:table-cell>
          <table:table-cell office:value-type="float" office:value="0.05184295" calcext:value-type="float">
            <text:p>0.05184295</text:p>
          </table:table-cell>
          <table:table-cell office:value-type="float" office:value="0.01660999" calcext:value-type="float">
            <text:p>0.01660999</text:p>
          </table:table-cell>
          <table:table-cell office:value-type="float" office:value="0.00324182" calcext:value-type="float">
            <text:p>0.00324182</text:p>
          </table:table-cell>
          <table:table-cell office:value-type="float" office:value="0.96903222" calcext:value-type="float">
            <text:p>0.96903222</text:p>
          </table:table-cell>
          <table:table-cell office:value-type="float" office:value="0.000005778" calcext:value-type="float">
            <text:p>5.78E-06</text:p>
          </table:table-cell>
          <table:table-cell office:value-type="float" office:value="0.02772018" calcext:value-type="float">
            <text:p>0.02772018</text:p>
          </table:table-cell>
          <table:table-cell office:value-type="float" office:value="0.00194076" calcext:value-type="float">
            <text:p>0.00194076</text:p>
          </table:table-cell>
          <table:table-cell office:value-type="float" office:value="0.00000757" calcext:value-type="float">
            <text:p>7.57E-06</text:p>
          </table:table-cell>
          <table:table-cell office:value-type="float" office:value="0.96869366" calcext:value-type="float">
            <text:p>0.96869366</text:p>
          </table:table-cell>
          <table:table-cell office:value-type="float" office:value="0.02935801" calcext:value-type="float">
            <text:p>0.029358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247023" calcext:value-type="float">
            <text:p>0.92247023</text:p>
          </table:table-cell>
          <table:table-cell office:value-type="float" office:value="0.00347864" calcext:value-type="float">
            <text:p>0.00347864</text:p>
          </table:table-cell>
          <table:table-cell office:value-type="float" office:value="0.05498656" calcext:value-type="float">
            <text:p>0.05498656</text:p>
          </table:table-cell>
          <table:table-cell office:value-type="float" office:value="0.01906458" calcext:value-type="float">
            <text:p>0.01906458</text:p>
          </table:table-cell>
          <table:table-cell office:value-type="float" office:value="0.00306652" calcext:value-type="float">
            <text:p>0.00306652</text:p>
          </table:table-cell>
          <table:table-cell office:value-type="float" office:value="0.96664371" calcext:value-type="float">
            <text:p>0.96664371</text:p>
          </table:table-cell>
          <table:table-cell office:value-type="float" office:value="0.000005833" calcext:value-type="float">
            <text:p>5.83E-06</text:p>
          </table:table-cell>
          <table:table-cell office:value-type="float" office:value="0.03028394" calcext:value-type="float">
            <text:p>0.03028394</text:p>
          </table:table-cell>
          <table:table-cell office:value-type="float" office:value="0.0018143" calcext:value-type="float">
            <text:p>0.0018143</text:p>
          </table:table-cell>
          <table:table-cell office:value-type="float" office:value="0.000007463" calcext:value-type="float">
            <text:p>7.46E-06</text:p>
          </table:table-cell>
          <table:table-cell office:value-type="float" office:value="0.96648078" calcext:value-type="float">
            <text:p>0.96648078</text:p>
          </table:table-cell>
          <table:table-cell office:value-type="float" office:value="0.03169746" calcext:value-type="float">
            <text:p>0.031697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1632128" calcext:value-type="float">
            <text:p>0.91632128</text:p>
          </table:table-cell>
          <table:table-cell office:value-type="float" office:value="0.00364036" calcext:value-type="float">
            <text:p>0.00364036</text:p>
          </table:table-cell>
          <table:table-cell office:value-type="float" office:value="0.05817831" calcext:value-type="float">
            <text:p>0.05817831</text:p>
          </table:table-cell>
          <table:table-cell office:value-type="float" office:value="0.02186006" calcext:value-type="float">
            <text:p>0.02186006</text:p>
          </table:table-cell>
          <table:table-cell office:value-type="float" office:value="0.0029028" calcext:value-type="float">
            <text:p>0.0029028</text:p>
          </table:table-cell>
          <table:table-cell office:value-type="float" office:value="0.96400012" calcext:value-type="float">
            <text:p>0.96400012</text:p>
          </table:table-cell>
          <table:table-cell office:value-type="float" office:value="0.000005881" calcext:value-type="float">
            <text:p>5.88E-06</text:p>
          </table:table-cell>
          <table:table-cell office:value-type="float" office:value="0.0330912" calcext:value-type="float">
            <text:p>0.0330912</text:p>
          </table:table-cell>
          <table:table-cell office:value-type="float" office:value="0.00169902" calcext:value-type="float">
            <text:p>0.00169902</text:p>
          </table:table-cell>
          <table:table-cell office:value-type="float" office:value="0.000007362" calcext:value-type="float">
            <text:p>7.36E-06</text:p>
          </table:table-cell>
          <table:table-cell office:value-type="float" office:value="0.96402938" calcext:value-type="float">
            <text:p>0.96402938</text:p>
          </table:table-cell>
          <table:table-cell office:value-type="float" office:value="0.03426424" calcext:value-type="float">
            <text:p>0.034264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097541" calcext:value-type="float">
            <text:p>0.9097541</text:p>
          </table:table-cell>
          <table:table-cell office:value-type="float" office:value="0.00380388" calcext:value-type="float">
            <text:p>0.00380388</text:p>
          </table:table-cell>
          <table:table-cell office:value-type="float" office:value="0.06140257" calcext:value-type="float">
            <text:p>0.06140257</text:p>
          </table:table-cell>
          <table:table-cell office:value-type="float" office:value="0.02503945" calcext:value-type="float">
            <text:p>0.02503945</text:p>
          </table:table-cell>
          <table:table-cell office:value-type="float" office:value="0.00274975" calcext:value-type="float">
            <text:p>0.00274975</text:p>
          </table:table-cell>
          <table:table-cell office:value-type="float" office:value="0.96107956" calcext:value-type="float">
            <text:p>0.96107956</text:p>
          </table:table-cell>
          <table:table-cell office:value-type="float" office:value="0.000005922" calcext:value-type="float">
            <text:p>5.92E-06</text:p>
          </table:table-cell>
          <table:table-cell office:value-type="float" office:value="0.03616477" calcext:value-type="float">
            <text:p>0.03616477</text:p>
          </table:table-cell>
          <table:table-cell office:value-type="float" office:value="0.00159377" calcext:value-type="float">
            <text:p>0.00159377</text:p>
          </table:table-cell>
          <table:table-cell office:value-type="float" office:value="0.000007269" calcext:value-type="float">
            <text:p>7.27E-06</text:p>
          </table:table-cell>
          <table:table-cell office:value-type="float" office:value="0.96131678" calcext:value-type="float">
            <text:p>0.96131678</text:p>
          </table:table-cell>
          <table:table-cell office:value-type="float" office:value="0.03708218" calcext:value-type="float">
            <text:p>0.037082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027392" calcext:value-type="float">
            <text:p>0.9027392</text:p>
          </table:table-cell>
          <table:table-cell office:value-type="float" office:value="0.00396861" calcext:value-type="float">
            <text:p>0.00396861</text:p>
          </table:table-cell>
          <table:table-cell office:value-type="float" office:value="0.06464191" calcext:value-type="float">
            <text:p>0.06464191</text:p>
          </table:table-cell>
          <table:table-cell office:value-type="float" office:value="0.02865028" calcext:value-type="float">
            <text:p>0.02865028</text:p>
          </table:table-cell>
          <table:table-cell office:value-type="float" office:value="0.00260652" calcext:value-type="float">
            <text:p>0.00260652</text:p>
          </table:table-cell>
          <table:table-cell office:value-type="float" office:value="0.95785816" calcext:value-type="float">
            <text:p>0.95785816</text:p>
          </table:table-cell>
          <table:table-cell office:value-type="float" office:value="0.000005956" calcext:value-type="float">
            <text:p>5.96E-06</text:p>
          </table:table-cell>
          <table:table-cell office:value-type="float" office:value="0.03952936" calcext:value-type="float">
            <text:p>0.03952936</text:p>
          </table:table-cell>
          <table:table-cell office:value-type="float" office:value="0.00149754" calcext:value-type="float">
            <text:p>0.00149754</text:p>
          </table:table-cell>
          <table:table-cell office:value-type="float" office:value="0.000007181" calcext:value-type="float">
            <text:p>7.18E-06</text:p>
          </table:table-cell>
          <table:table-cell office:value-type="float" office:value="0.95831761" calcext:value-type="float">
            <text:p>0.95831761</text:p>
          </table:table-cell>
          <table:table-cell office:value-type="float" office:value="0.04017766" calcext:value-type="float">
            <text:p>0.040177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9524427" calcext:value-type="float">
            <text:p>0.89524427</text:p>
          </table:table-cell>
          <table:table-cell office:value-type="float" office:value="0.00413389" calcext:value-type="float">
            <text:p>0.00413389</text:p>
          </table:table-cell>
          <table:table-cell office:value-type="float" office:value="0.06787704" calcext:value-type="float">
            <text:p>0.06787704</text:p>
          </table:table-cell>
          <table:table-cell office:value-type="float" office:value="0.03274481" calcext:value-type="float">
            <text:p>0.03274481</text:p>
          </table:table-cell>
          <table:table-cell office:value-type="float" office:value="0.00247234" calcext:value-type="float">
            <text:p>0.00247234</text:p>
          </table:table-cell>
          <table:table-cell office:value-type="float" office:value="0.95430994" calcext:value-type="float">
            <text:p>0.95430994</text:p>
          </table:table-cell>
          <table:table-cell office:value-type="float" office:value="0.000005982" calcext:value-type="float">
            <text:p>5.98E-06</text:p>
          </table:table-cell>
          <table:table-cell office:value-type="float" office:value="0.04321174" calcext:value-type="float">
            <text:p>0.04321174</text:p>
          </table:table-cell>
          <table:table-cell office:value-type="float" office:value="0.00140943" calcext:value-type="float">
            <text:p>0.00140943</text:p>
          </table:table-cell>
          <table:table-cell office:value-type="float" office:value="0.000007099" calcext:value-type="float">
            <text:p>7.10E-06</text:p>
          </table:table-cell>
          <table:table-cell office:value-type="float" office:value="0.95500368" calcext:value-type="float">
            <text:p>0.95500368</text:p>
          </table:table-cell>
          <table:table-cell office:value-type="float" office:value="0.04357979" calcext:value-type="float">
            <text:p>0.043579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8723401" calcext:value-type="float">
            <text:p>0.88723401</text:p>
          </table:table-cell>
          <table:table-cell office:value-type="float" office:value="0.00429896" calcext:value-type="float">
            <text:p>0.00429896</text:p>
          </table:table-cell>
          <table:table-cell office:value-type="float" office:value="0.07108681" calcext:value-type="float">
            <text:p>0.07108681</text:p>
          </table:table-cell>
          <table:table-cell office:value-type="float" office:value="0.03738023" calcext:value-type="float">
            <text:p>0.03738023</text:p>
          </table:table-cell>
          <table:table-cell office:value-type="float" office:value="0.0023465" calcext:value-type="float">
            <text:p>0.0023465</text:p>
          </table:table-cell>
          <table:table-cell office:value-type="float" office:value="0.95040674" calcext:value-type="float">
            <text:p>0.95040674</text:p>
          </table:table-cell>
          <table:table-cell office:value-type="float" office:value="0.000005999" calcext:value-type="float">
            <text:p>6.00E-06</text:p>
          </table:table-cell>
          <table:table-cell office:value-type="float" office:value="0.04724076" calcext:value-type="float">
            <text:p>0.04724076</text:p>
          </table:table-cell>
          <table:table-cell office:value-type="float" office:value="0.00132864" calcext:value-type="float">
            <text:p>0.00132864</text:p>
          </table:table-cell>
          <table:table-cell office:value-type="float" office:value="0.000007022" calcext:value-type="float">
            <text:p>7.02E-06</text:p>
          </table:table-cell>
          <table:table-cell office:value-type="float" office:value="0.95134367" calcext:value-type="float">
            <text:p>0.95134367</text:p>
          </table:table-cell>
          <table:table-cell office:value-type="float" office:value="0.04732067" calcext:value-type="float">
            <text:p>0.047320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7866998" calcext:value-type="float">
            <text:p>0.87866998</text:p>
          </table:table-cell>
          <table:table-cell office:value-type="float" office:value="0.00446299" calcext:value-type="float">
            <text:p>0.00446299</text:p>
          </table:table-cell>
          <table:table-cell office:value-type="float" office:value="0.07424826" calcext:value-type="float">
            <text:p>0.07424826</text:p>
          </table:table-cell>
          <table:table-cell office:value-type="float" office:value="0.04261877" calcext:value-type="float">
            <text:p>0.04261877</text:p>
          </table:table-cell>
          <table:table-cell office:value-type="float" office:value="0.00222834" calcext:value-type="float">
            <text:p>0.00222834</text:p>
          </table:table-cell>
          <table:table-cell office:value-type="float" office:value="0.94611817" calcext:value-type="float">
            <text:p>0.94611817</text:p>
          </table:table-cell>
          <table:table-cell office:value-type="float" office:value="0.000006008" calcext:value-type="float">
            <text:p>6.01E-06</text:p>
          </table:table-cell>
          <table:table-cell office:value-type="float" office:value="0.05164748" calcext:value-type="float">
            <text:p>0.05164748</text:p>
          </table:table-cell>
          <table:table-cell office:value-type="float" office:value="0.00125444" calcext:value-type="float">
            <text:p>0.00125444</text:p>
          </table:table-cell>
          <table:table-cell office:value-type="float" office:value="0.00000695" calcext:value-type="float">
            <text:p>6.95E-06</text:p>
          </table:table-cell>
          <table:table-cell office:value-type="float" office:value="0.94730298" calcext:value-type="float">
            <text:p>0.94730298</text:p>
          </table:table-cell>
          <table:table-cell office:value-type="float" office:value="0.05143563" calcext:value-type="float">
            <text:p>0.051435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6951062" calcext:value-type="float">
            <text:p>0.86951062</text:p>
          </table:table-cell>
          <table:table-cell office:value-type="float" office:value="0.00462505" calcext:value-type="float">
            <text:p>0.00462505</text:p>
          </table:table-cell>
          <table:table-cell office:value-type="float" office:value="0.0773366" calcext:value-type="float">
            <text:p>0.0773366</text:p>
          </table:table-cell>
          <table:table-cell office:value-type="float" office:value="0.04852773" calcext:value-type="float">
            <text:p>0.04852773</text:p>
          </table:table-cell>
          <table:table-cell office:value-type="float" office:value="0.00211726" calcext:value-type="float">
            <text:p>0.00211726</text:p>
          </table:table-cell>
          <table:table-cell office:value-type="float" office:value="0.9414115" calcext:value-type="float">
            <text:p>0.9414115</text:p>
          </table:table-cell>
          <table:table-cell office:value-type="float" office:value="0.000006009" calcext:value-type="float">
            <text:p>6.01E-06</text:p>
          </table:table-cell>
          <table:table-cell office:value-type="float" office:value="0.05646523" calcext:value-type="float">
            <text:p>0.05646523</text:p>
          </table:table-cell>
          <table:table-cell office:value-type="float" office:value="0.00118618" calcext:value-type="float">
            <text:p>0.00118618</text:p>
          </table:table-cell>
          <table:table-cell office:value-type="float" office:value="0.000006882" calcext:value-type="float">
            <text:p>6.88E-06</text:p>
          </table:table-cell>
          <table:table-cell office:value-type="float" office:value="0.94284343" calcext:value-type="float">
            <text:p>0.94284343</text:p>
          </table:table-cell>
          <table:table-cell office:value-type="float" office:value="0.05596351" calcext:value-type="float">
            <text:p>0.055963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5971122" calcext:value-type="float">
            <text:p>0.85971122</text:p>
          </table:table-cell>
          <table:table-cell office:value-type="float" office:value="0.00478414" calcext:value-type="float">
            <text:p>0.00478414</text:p>
          </table:table-cell>
          <table:table-cell office:value-type="float" office:value="0.08032535" calcext:value-type="float">
            <text:p>0.08032535</text:p>
          </table:table-cell>
          <table:table-cell office:value-type="float" office:value="0.05517929" calcext:value-type="float">
            <text:p>0.05517929</text:p>
          </table:table-cell>
          <table:table-cell office:value-type="float" office:value="0.00201269" calcext:value-type="float">
            <text:p>0.00201269</text:p>
          </table:table-cell>
          <table:table-cell office:value-type="float" office:value="0.9362517" calcext:value-type="float">
            <text:p>0.9362517</text:p>
          </table:table-cell>
          <table:table-cell office:value-type="float" office:value="0.000006001" calcext:value-type="float">
            <text:p>6.00E-06</text:p>
          </table:table-cell>
          <table:table-cell office:value-type="float" office:value="0.0617296" calcext:value-type="float">
            <text:p>0.0617296</text:p>
          </table:table-cell>
          <table:table-cell office:value-type="float" office:value="0.00112328" calcext:value-type="float">
            <text:p>0.00112328</text:p>
          </table:table-cell>
          <table:table-cell office:value-type="float" office:value="0.000006818" calcext:value-type="float">
            <text:p>6.82E-06</text:p>
          </table:table-cell>
          <table:table-cell office:value-type="float" office:value="0.93792305" calcext:value-type="float">
            <text:p>0.93792305</text:p>
          </table:table-cell>
          <table:table-cell office:value-type="float" office:value="0.06094685" calcext:value-type="float">
            <text:p>0.060946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4922422" calcext:value-type="float">
            <text:p>0.84922422</text:p>
          </table:table-cell>
          <table:table-cell office:value-type="float" office:value="0.00493912" calcext:value-type="float">
            <text:p>0.00493912</text:p>
          </table:table-cell>
          <table:table-cell office:value-type="float" office:value="0.0831864" calcext:value-type="float">
            <text:p>0.0831864</text:p>
          </table:table-cell>
          <table:table-cell office:value-type="float" office:value="0.06265026" calcext:value-type="float">
            <text:p>0.06265026</text:p>
          </table:table-cell>
          <table:table-cell office:value-type="float" office:value="0.00191413" calcext:value-type="float">
            <text:p>0.00191413</text:p>
          </table:table-cell>
          <table:table-cell office:value-type="float" office:value="0.93060142" calcext:value-type="float">
            <text:p>0.93060142</text:p>
          </table:table-cell>
          <table:table-cell office:value-type="float" office:value="0.000005983" calcext:value-type="float">
            <text:p>5.98E-06</text:p>
          </table:table-cell>
          <table:table-cell office:value-type="float" office:value="0.06747846" calcext:value-type="float">
            <text:p>0.06747846</text:p>
          </table:table-cell>
          <table:table-cell office:value-type="float" office:value="0.00106522" calcext:value-type="float">
            <text:p>0.00106522</text:p>
          </table:table-cell>
          <table:table-cell office:value-type="float" office:value="0.000006758" calcext:value-type="float">
            <text:p>6.76E-06</text:p>
          </table:table-cell>
          <table:table-cell office:value-type="float" office:value="0.93249591" calcext:value-type="float">
            <text:p>0.93249591</text:p>
          </table:table-cell>
          <table:table-cell office:value-type="float" office:value="0.06643211" calcext:value-type="float">
            <text:p>0.066432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799949" calcext:value-type="float">
            <text:p>0.83799949</text:p>
          </table:table-cell>
          <table:table-cell office:value-type="float" office:value="0.00508879" calcext:value-type="float">
            <text:p>0.00508879</text:p>
          </table:table-cell>
          <table:table-cell office:value-type="float" office:value="0.08589022" calcext:value-type="float">
            <text:p>0.08589022</text:p>
          </table:table-cell>
          <table:table-cell office:value-type="float" office:value="0.0710215" calcext:value-type="float">
            <text:p>0.0710215</text:p>
          </table:table-cell>
          <table:table-cell office:value-type="float" office:value="0.00182111" calcext:value-type="float">
            <text:p>0.00182111</text:p>
          </table:table-cell>
          <table:table-cell office:value-type="float" office:value="0.92442102" calcext:value-type="float">
            <text:p>0.92442102</text:p>
          </table:table-cell>
          <table:table-cell office:value-type="float" office:value="0.000005956" calcext:value-type="float">
            <text:p>5.96E-06</text:p>
          </table:table-cell>
          <table:table-cell office:value-type="float" office:value="0.07375191" calcext:value-type="float">
            <text:p>0.07375191</text:p>
          </table:table-cell>
          <table:table-cell office:value-type="float" office:value="0.00101151" calcext:value-type="float">
            <text:p>0.00101151</text:p>
          </table:table-cell>
          <table:table-cell office:value-type="float" office:value="0.0000067" calcext:value-type="float">
            <text:p>6.70E-06</text:p>
          </table:table-cell>
          <table:table-cell office:value-type="float" office:value="0.92651189" calcext:value-type="float">
            <text:p>0.92651189</text:p>
          </table:table-cell>
          <table:table-cell office:value-type="float" office:value="0.0724699" calcext:value-type="float">
            <text:p>0.07246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2598498" calcext:value-type="float">
            <text:p>0.82598498</text:p>
          </table:table-cell>
          <table:table-cell office:value-type="float" office:value="0.00523183" calcext:value-type="float">
            <text:p>0.00523183</text:p>
          </table:table-cell>
          <table:table-cell office:value-type="float" office:value="0.0884061" calcext:value-type="float">
            <text:p>0.0884061</text:p>
          </table:table-cell>
          <table:table-cell office:value-type="float" office:value="0.08037709" calcext:value-type="float">
            <text:p>0.08037709</text:p>
          </table:table-cell>
          <table:table-cell office:value-type="float" office:value="0.00173317" calcext:value-type="float">
            <text:p>0.00173317</text:p>
          </table:table-cell>
          <table:table-cell office:value-type="float" office:value="0.91766875" calcext:value-type="float">
            <text:p>0.91766875</text:p>
          </table:table-cell>
          <table:table-cell office:value-type="float" office:value="0.000005919" calcext:value-type="float">
            <text:p>5.92E-06</text:p>
          </table:table-cell>
          <table:table-cell office:value-type="float" office:value="0.08059216" calcext:value-type="float">
            <text:p>0.08059216</text:p>
          </table:table-cell>
          <table:table-cell office:value-type="float" office:value="0.00096174" calcext:value-type="float">
            <text:p>0.00096174</text:p>
          </table:table-cell>
          <table:table-cell office:value-type="float" office:value="0.000006645" calcext:value-type="float">
            <text:p>6.65E-06</text:p>
          </table:table-cell>
          <table:table-cell office:value-type="float" office:value="0.91991657" calcext:value-type="float">
            <text:p>0.91991657</text:p>
          </table:table-cell>
          <table:table-cell office:value-type="float" office:value="0.07911504" calcext:value-type="float">
            <text:p>0.079115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1312749" calcext:value-type="float">
            <text:p>0.81312749</text:p>
          </table:table-cell>
          <table:table-cell office:value-type="float" office:value="0.00536683" calcext:value-type="float">
            <text:p>0.00536683</text:p>
          </table:table-cell>
          <table:table-cell office:value-type="float" office:value="0.09070243" calcext:value-type="float">
            <text:p>0.09070243</text:p>
          </table:table-cell>
          <table:table-cell office:value-type="float" office:value="0.09080325" calcext:value-type="float">
            <text:p>0.09080325</text:p>
          </table:table-cell>
          <table:table-cell office:value-type="float" office:value="0.00164992" calcext:value-type="float">
            <text:p>0.00164992</text:p>
          </table:table-cell>
          <table:table-cell office:value-type="float" office:value="0.91030085" calcext:value-type="float">
            <text:p>0.91030085</text:p>
          </table:table-cell>
          <table:table-cell office:value-type="float" office:value="0.000005873" calcext:value-type="float">
            <text:p>5.87E-06</text:p>
          </table:table-cell>
          <table:table-cell office:value-type="float" office:value="0.08804336" calcext:value-type="float">
            <text:p>0.08804336</text:p>
          </table:table-cell>
          <table:table-cell office:value-type="float" office:value="0.00091551" calcext:value-type="float">
            <text:p>0.00091551</text:p>
          </table:table-cell>
          <table:table-cell office:value-type="float" office:value="0.000006591" calcext:value-type="float">
            <text:p>6.59E-06</text:p>
          </table:table-cell>
          <table:table-cell office:value-type="float" office:value="0.91265121" calcext:value-type="float">
            <text:p>0.91265121</text:p>
          </table:table-cell>
          <table:table-cell office:value-type="float" office:value="0.08642668" calcext:value-type="float">
            <text:p>0.086426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993738" calcext:value-type="float">
            <text:p>0.7993738</text:p>
          </table:table-cell>
          <table:table-cell office:value-type="float" office:value="0.0054923" calcext:value-type="float">
            <text:p>0.0054923</text:p>
          </table:table-cell>
          <table:table-cell office:value-type="float" office:value="0.09274713" calcext:value-type="float">
            <text:p>0.09274713</text:p>
          </table:table-cell>
          <table:table-cell office:value-type="float" office:value="0.10238676" calcext:value-type="float">
            <text:p>0.10238676</text:p>
          </table:table-cell>
          <table:table-cell office:value-type="float" office:value="0.00157097" calcext:value-type="float">
            <text:p>0.00157097</text:p>
          </table:table-cell>
          <table:table-cell office:value-type="float" office:value="0.90227189" calcext:value-type="float">
            <text:p>0.90227189</text:p>
          </table:table-cell>
          <table:table-cell office:value-type="float" office:value="0.000005816" calcext:value-type="float">
            <text:p>5.82E-06</text:p>
          </table:table-cell>
          <table:table-cell office:value-type="float" office:value="0.09615132" calcext:value-type="float">
            <text:p>0.09615132</text:p>
          </table:table-cell>
          <table:table-cell office:value-type="float" office:value="0.00087247" calcext:value-type="float">
            <text:p>0.00087247</text:p>
          </table:table-cell>
          <table:table-cell office:value-type="float" office:value="0.000006539" calcext:value-type="float">
            <text:p>6.54E-06</text:p>
          </table:table-cell>
          <table:table-cell office:value-type="float" office:value="0.90465276" calcext:value-type="float">
            <text:p>0.90465276</text:p>
          </table:table-cell>
          <table:table-cell office:value-type="float" office:value="0.09446823" calcext:value-type="float">
            <text:p>0.094468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8467211" calcext:value-type="float">
            <text:p>0.78467211</text:p>
          </table:table-cell>
          <table:table-cell office:value-type="float" office:value="0.00560667" calcext:value-type="float">
            <text:p>0.00560667</text:p>
          </table:table-cell>
          <table:table-cell office:value-type="float" office:value="0.09450814" calcext:value-type="float">
            <text:p>0.09450814</text:p>
          </table:table-cell>
          <table:table-cell office:value-type="float" office:value="0.11521308" calcext:value-type="float">
            <text:p>0.11521308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.89353507" calcext:value-type="float">
            <text:p>0.89353507</text:p>
          </table:table-cell>
          <table:table-cell office:value-type="float" office:value="0.00000575" calcext:value-type="float">
            <text:p>5.75E-06</text:p>
          </table:table-cell>
          <table:table-cell office:value-type="float" office:value="0.10496319" calcext:value-type="float">
            <text:p>0.10496319</text:p>
          </table:table-cell>
          <table:table-cell office:value-type="float" office:value="0.00083229" calcext:value-type="float">
            <text:p>0.00083229</text:p>
          </table:table-cell>
          <table:table-cell office:value-type="float" office:value="0.000006487" calcext:value-type="float">
            <text:p>6.49E-06</text:p>
          </table:table-cell>
          <table:table-cell office:value-type="float" office:value="0.89585406" calcext:value-type="float">
            <text:p>0.89585406</text:p>
          </table:table-cell>
          <table:table-cell office:value-type="float" office:value="0.10330716" calcext:value-type="float">
            <text:p>0.103307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6897375" calcext:value-type="float">
            <text:p>0.76897375</text:p>
          </table:table-cell>
          <table:table-cell office:value-type="float" office:value="0.00570831" calcext:value-type="float">
            <text:p>0.00570831</text:p>
          </table:table-cell>
          <table:table-cell office:value-type="float" office:value="0.09595398" calcext:value-type="float">
            <text:p>0.09595398</text:p>
          </table:table-cell>
          <table:table-cell office:value-type="float" office:value="0.12936397" calcext:value-type="float">
            <text:p>0.12936397</text:p>
          </table:table-cell>
          <table:table-cell office:value-type="float" office:value="0.00142467" calcext:value-type="float">
            <text:p>0.00142467</text:p>
          </table:table-cell>
          <table:table-cell office:value-type="float" office:value="0.88404273" calcext:value-type="float">
            <text:p>0.88404273</text:p>
          </table:table-cell>
          <table:table-cell office:value-type="float" office:value="0.000005673" calcext:value-type="float">
            <text:p>5.67E-06</text:p>
          </table:table-cell>
          <table:table-cell office:value-type="float" office:value="0.11452693" calcext:value-type="float">
            <text:p>0.11452693</text:p>
          </table:table-cell>
          <table:table-cell office:value-type="float" office:value="0.00079468" calcext:value-type="float">
            <text:p>0.00079468</text:p>
          </table:table-cell>
          <table:table-cell office:value-type="float" office:value="0.000006434" calcext:value-type="float">
            <text:p>6.43E-06</text:p>
          </table:table-cell>
          <table:table-cell office:value-type="float" office:value="0.8861842" calcext:value-type="float">
            <text:p>0.8861842</text:p>
          </table:table-cell>
          <table:table-cell office:value-type="float" office:value="0.11301468" calcext:value-type="float">
            <text:p>0.113014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223528" calcext:value-type="float">
            <text:p>0.75223528</text:p>
          </table:table-cell>
          <table:table-cell office:value-type="float" office:value="0.00579557" calcext:value-type="float">
            <text:p>0.00579557</text:p>
          </table:table-cell>
          <table:table-cell office:value-type="float" office:value="0.09705452" calcext:value-type="float">
            <text:p>0.09705452</text:p>
          </table:table-cell>
          <table:table-cell office:value-type="float" office:value="0.14491464" calcext:value-type="float">
            <text:p>0.14491464</text:p>
          </table:table-cell>
          <table:table-cell office:value-type="float" office:value="0.00135669" calcext:value-type="float">
            <text:p>0.00135669</text:p>
          </table:table-cell>
          <table:table-cell office:value-type="float" office:value="0.87374695" calcext:value-type="float">
            <text:p>0.87374695</text:p>
          </table:table-cell>
          <table:table-cell office:value-type="float" office:value="0.000005586" calcext:value-type="float">
            <text:p>5.59E-06</text:p>
          </table:table-cell>
          <table:table-cell office:value-type="float" office:value="0.12489078" calcext:value-type="float">
            <text:p>0.12489078</text:p>
          </table:table-cell>
          <table:table-cell office:value-type="float" office:value="0.00075936" calcext:value-type="float">
            <text:p>0.00075936</text:p>
          </table:table-cell>
          <table:table-cell office:value-type="float" office:value="0.000006381" calcext:value-type="float">
            <text:p>6.38E-06</text:p>
          </table:table-cell>
          <table:table-cell office:value-type="float" office:value="0.87556907" calcext:value-type="float">
            <text:p>0.87556907</text:p>
          </table:table-cell>
          <table:table-cell office:value-type="float" office:value="0.12366518" calcext:value-type="float">
            <text:p>0.123665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3442089" calcext:value-type="float">
            <text:p>0.73442089</text:p>
          </table:table-cell>
          <table:table-cell office:value-type="float" office:value="0.00586679" calcext:value-type="float">
            <text:p>0.00586679</text:p>
          </table:table-cell>
          <table:table-cell office:value-type="float" office:value="0.09778174" calcext:value-type="float">
            <text:p>0.09778174</text:p>
          </table:table-cell>
          <table:table-cell office:value-type="float" office:value="0.16193058" calcext:value-type="float">
            <text:p>0.16193058</text:p>
          </table:table-cell>
          <table:table-cell office:value-type="float" office:value="0.00129178" calcext:value-type="float">
            <text:p>0.00129178</text:p>
          </table:table-cell>
          <table:table-cell office:value-type="float" office:value="0.86260026" calcext:value-type="float">
            <text:p>0.86260026</text:p>
          </table:table-cell>
          <table:table-cell office:value-type="float" office:value="0.000005488" calcext:value-type="float">
            <text:p>5.49E-06</text:p>
          </table:table-cell>
          <table:table-cell office:value-type="float" office:value="0.13610247" calcext:value-type="float">
            <text:p>0.13610247</text:p>
          </table:table-cell>
          <table:table-cell office:value-type="float" office:value="0.00072609" calcext:value-type="float">
            <text:p>0.00072609</text:p>
          </table:table-cell>
          <table:table-cell office:value-type="float" office:value="0.000006327" calcext:value-type="float">
            <text:p>6.33E-06</text:p>
          </table:table-cell>
          <table:table-cell office:value-type="float" office:value="0.86393222" calcext:value-type="float">
            <text:p>0.86393222</text:p>
          </table:table-cell>
          <table:table-cell office:value-type="float" office:value="0.13533537" calcext:value-type="float">
            <text:p>0.135335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550504" calcext:value-type="float">
            <text:p>0.71550504</text:p>
          </table:table-cell>
          <table:table-cell office:value-type="float" office:value="0.00592037" calcext:value-type="float">
            <text:p>0.00592037</text:p>
          </table:table-cell>
          <table:table-cell office:value-type="float" office:value="0.09811067" calcext:value-type="float">
            <text:p>0.09811067</text:p>
          </table:table-cell>
          <table:table-cell office:value-type="float" office:value="0.18046392" calcext:value-type="float">
            <text:p>0.18046392</text:p>
          </table:table-cell>
          <table:table-cell office:value-type="float" office:value="0.00122971" calcext:value-type="float">
            <text:p>0.00122971</text:p>
          </table:table-cell>
          <table:table-cell office:value-type="float" office:value="0.85055654" calcext:value-type="float">
            <text:p>0.85055654</text:p>
          </table:table-cell>
          <table:table-cell office:value-type="float" office:value="0.000005381" calcext:value-type="float">
            <text:p>5.38E-06</text:p>
          </table:table-cell>
          <table:table-cell office:value-type="float" office:value="0.14820837" calcext:value-type="float">
            <text:p>0.14820837</text:p>
          </table:table-cell>
          <table:table-cell office:value-type="float" office:value="0.00069462" calcext:value-type="float">
            <text:p>0.00069462</text:p>
          </table:table-cell>
          <table:table-cell office:value-type="float" office:value="0.000006269" calcext:value-type="float">
            <text:p>6.27E-06</text:p>
          </table:table-cell>
          <table:table-cell office:value-type="float" office:value="0.85119598" calcext:value-type="float">
            <text:p>0.85119598</text:p>
          </table:table-cell>
          <table:table-cell office:value-type="float" office:value="0.14810314" calcext:value-type="float">
            <text:p>0.148103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9547531" calcext:value-type="float">
            <text:p>0.69547531</text:p>
          </table:table-cell>
          <table:table-cell office:value-type="float" office:value="0.00595478" calcext:value-type="float">
            <text:p>0.00595478</text:p>
          </table:table-cell>
          <table:table-cell office:value-type="float" office:value="0.09802032" calcext:value-type="float">
            <text:p>0.09802032</text:p>
          </table:table-cell>
          <table:table-cell office:value-type="float" office:value="0.20054958" calcext:value-type="float">
            <text:p>0.20054958</text:p>
          </table:table-cell>
          <table:table-cell office:value-type="float" office:value="0.00117024" calcext:value-type="float">
            <text:p>0.00117024</text:p>
          </table:table-cell>
          <table:table-cell office:value-type="float" office:value="0.83757207" calcext:value-type="float">
            <text:p>0.83757207</text:p>
          </table:table-cell>
          <table:table-cell office:value-type="float" office:value="0.000005263" calcext:value-type="float">
            <text:p>5.26E-06</text:p>
          </table:table-cell>
          <table:table-cell office:value-type="float" office:value="0.16125242" calcext:value-type="float">
            <text:p>0.16125242</text:p>
          </table:table-cell>
          <table:table-cell office:value-type="float" office:value="0.00066475" calcext:value-type="float">
            <text:p>0.00066475</text:p>
          </table:table-cell>
          <table:table-cell office:value-type="float" office:value="0.000006208" calcext:value-type="float">
            <text:p>6.21E-06</text:p>
          </table:table-cell>
          <table:table-cell office:value-type="float" office:value="0.83728299" calcext:value-type="float">
            <text:p>0.83728299</text:p>
          </table:table-cell>
          <table:table-cell office:value-type="float" office:value="0.16204605" calcext:value-type="float">
            <text:p>0.162046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7433521" calcext:value-type="float">
            <text:p>0.67433521</text:p>
          </table:table-cell>
          <table:table-cell office:value-type="float" office:value="0.00596864" calcext:value-type="float">
            <text:p>0.00596864</text:p>
          </table:table-cell>
          <table:table-cell office:value-type="float" office:value="0.09749475" calcext:value-type="float">
            <text:p>0.09749475</text:p>
          </table:table-cell>
          <table:table-cell office:value-type="float" office:value="0.2222014" calcext:value-type="float">
            <text:p>0.2222014</text:p>
          </table:table-cell>
          <table:table-cell office:value-type="float" office:value="0.00111316" calcext:value-type="float">
            <text:p>0.00111316</text:p>
          </table:table-cell>
          <table:table-cell office:value-type="float" office:value="0.82360675" calcext:value-type="float">
            <text:p>0.82360675</text:p>
          </table:table-cell>
          <table:table-cell office:value-type="float" office:value="0.000005135" calcext:value-type="float">
            <text:p>5.14E-06</text:p>
          </table:table-cell>
          <table:table-cell office:value-type="float" office:value="0.17527496" calcext:value-type="float">
            <text:p>0.17527496</text:p>
          </table:table-cell>
          <table:table-cell office:value-type="float" office:value="0.00063628" calcext:value-type="float">
            <text:p>0.00063628</text:p>
          </table:table-cell>
          <table:table-cell office:value-type="float" office:value="0.000006143" calcext:value-type="float">
            <text:p>6.14E-06</text:p>
          </table:table-cell>
          <table:table-cell office:value-type="float" office:value="0.82211815" calcext:value-type="float">
            <text:p>0.82211815</text:p>
          </table:table-cell>
          <table:table-cell office:value-type="float" office:value="0.17723943" calcext:value-type="float">
            <text:p>0.177239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5210697" calcext:value-type="float">
            <text:p>0.65210697</text:p>
          </table:table-cell>
          <table:table-cell office:value-type="float" office:value="0.00596074" calcext:value-type="float">
            <text:p>0.00596074</text:p>
          </table:table-cell>
          <table:table-cell office:value-type="float" office:value="0.096524" calcext:value-type="float">
            <text:p>0.096524</text:p>
          </table:table-cell>
          <table:table-cell office:value-type="float" office:value="0.24540829" calcext:value-type="float">
            <text:p>0.24540829</text:p>
          </table:table-cell>
          <table:table-cell office:value-type="float" office:value="0.00105828" calcext:value-type="float">
            <text:p>0.00105828</text:p>
          </table:table-cell>
          <table:table-cell office:value-type="float" office:value="0.80862539" calcext:value-type="float">
            <text:p>0.80862539</text:p>
          </table:table-cell>
          <table:table-cell office:value-type="float" office:value="0.000004998" calcext:value-type="float">
            <text:p>5.00E-06</text:p>
          </table:table-cell>
          <table:table-cell office:value-type="float" office:value="0.19031132" calcext:value-type="float">
            <text:p>0.19031132</text:p>
          </table:table-cell>
          <table:table-cell office:value-type="float" office:value="0.00060903" calcext:value-type="float">
            <text:p>0.00060903</text:p>
          </table:table-cell>
          <table:table-cell office:value-type="float" office:value="0.000006072" calcext:value-type="float">
            <text:p>6.07E-06</text:p>
          </table:table-cell>
          <table:table-cell office:value-type="float" office:value="0.80563093" calcext:value-type="float">
            <text:p>0.80563093</text:p>
          </table:table-cell>
          <table:table-cell office:value-type="float" office:value="0.19375397" calcext:value-type="float">
            <text:p>0.193753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2883387" calcext:value-type="float">
            <text:p>0.62883387</text:p>
          </table:table-cell>
          <table:table-cell office:value-type="float" office:value="0.00593016" calcext:value-type="float">
            <text:p>0.00593016</text:p>
          </table:table-cell>
          <table:table-cell office:value-type="float" office:value="0.09510504" calcext:value-type="float">
            <text:p>0.09510504</text:p>
          </table:table-cell>
          <table:table-cell office:value-type="float" office:value="0.27013092" calcext:value-type="float">
            <text:p>0.27013092</text:p>
          </table:table-cell>
          <table:table-cell office:value-type="float" office:value="0.00100545" calcext:value-type="float">
            <text:p>0.00100545</text:p>
          </table:table-cell>
          <table:table-cell office:value-type="float" office:value="0.79259925" calcext:value-type="float">
            <text:p>0.79259925</text:p>
          </table:table-cell>
          <table:table-cell office:value-type="float" office:value="0.000004852" calcext:value-type="float">
            <text:p>4.85E-06</text:p>
          </table:table-cell>
          <table:table-cell office:value-type="float" office:value="0.20639045" calcext:value-type="float">
            <text:p>0.20639045</text:p>
          </table:table-cell>
          <table:table-cell office:value-type="float" office:value="0.00058284" calcext:value-type="float">
            <text:p>0.00058284</text:p>
          </table:table-cell>
          <table:table-cell office:value-type="float" office:value="0.000005995" calcext:value-type="float">
            <text:p>6.00E-06</text:p>
          </table:table-cell>
          <table:table-cell office:value-type="float" office:value="0.78775826" calcext:value-type="float">
            <text:p>0.78775826</text:p>
          </table:table-cell>
          <table:table-cell office:value-type="float" office:value="0.21165291" calcext:value-type="float">
            <text:p>0.211652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0458215" calcext:value-type="float">
            <text:p>0.60458215</text:p>
          </table:table-cell>
          <table:table-cell office:value-type="float" office:value="0.00587628" calcext:value-type="float">
            <text:p>0.00587628</text:p>
          </table:table-cell>
          <table:table-cell office:value-type="float" office:value="0.09324256" calcext:value-type="float">
            <text:p>0.09324256</text:p>
          </table:table-cell>
          <table:table-cell office:value-type="float" office:value="0.29629901" calcext:value-type="float">
            <text:p>0.29629901</text:p>
          </table:table-cell>
          <table:table-cell office:value-type="float" office:value="0.0009545" calcext:value-type="float">
            <text:p>0.0009545</text:p>
          </table:table-cell>
          <table:table-cell office:value-type="float" office:value="0.77550759" calcext:value-type="float">
            <text:p>0.77550759</text:p>
          </table:table-cell>
          <table:table-cell office:value-type="float" office:value="0.000004697" calcext:value-type="float">
            <text:p>4.70E-06</text:p>
          </table:table-cell>
          <table:table-cell office:value-type="float" office:value="0.22353321" calcext:value-type="float">
            <text:p>0.22353321</text:p>
          </table:table-cell>
          <table:table-cell office:value-type="float" office:value="0.00055754" calcext:value-type="float">
            <text:p>0.00055754</text:p>
          </table:table-cell>
          <table:table-cell office:value-type="float" office:value="0.000005911" calcext:value-type="float">
            <text:p>5.91E-06</text:p>
          </table:table-cell>
          <table:table-cell office:value-type="float" office:value="0.76844777" calcext:value-type="float">
            <text:p>0.76844777</text:p>
          </table:table-cell>
          <table:table-cell office:value-type="float" office:value="0.23098878" calcext:value-type="float">
            <text:p>0.230988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7944197" calcext:value-type="float">
            <text:p>0.57944197</text:p>
          </table:table-cell>
          <table:table-cell office:value-type="float" office:value="0.00579884" calcext:value-type="float">
            <text:p>0.00579884</text:p>
          </table:table-cell>
          <table:table-cell office:value-type="float" office:value="0.09094948" calcext:value-type="float">
            <text:p>0.09094948</text:p>
          </table:table-cell>
          <table:table-cell office:value-type="float" office:value="0.32380972" calcext:value-type="float">
            <text:p>0.32380972</text:p>
          </table:table-cell>
          <table:table-cell office:value-type="float" office:value="0.00090531" calcext:value-type="float">
            <text:p>0.00090531</text:p>
          </table:table-cell>
          <table:table-cell office:value-type="float" office:value="0.75733933" calcext:value-type="float">
            <text:p>0.75733933</text:p>
          </table:table-cell>
          <table:table-cell office:value-type="float" office:value="0.000004534" calcext:value-type="float">
            <text:p>4.53E-06</text:p>
          </table:table-cell>
          <table:table-cell office:value-type="float" office:value="0.24175083" calcext:value-type="float">
            <text:p>0.24175083</text:p>
          </table:table-cell>
          <table:table-cell office:value-type="float" office:value="0.00053301" calcext:value-type="float">
            <text:p>0.00053301</text:p>
          </table:table-cell>
          <table:table-cell office:value-type="float" office:value="0.000005818" calcext:value-type="float">
            <text:p>5.82E-06</text:p>
          </table:table-cell>
          <table:table-cell office:value-type="float" office:value="0.74766147" calcext:value-type="float">
            <text:p>0.74766147</text:p>
          </table:table-cell>
          <table:table-cell office:value-type="float" office:value="0.2517997" calcext:value-type="float">
            <text:p>0.2517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5352754" calcext:value-type="float">
            <text:p>0.55352754</text:p>
          </table:table-cell>
          <table:table-cell office:value-type="float" office:value="0.00569798" calcext:value-type="float">
            <text:p>0.00569798</text:p>
          </table:table-cell>
          <table:table-cell office:value-type="float" office:value="0.0882472" calcext:value-type="float">
            <text:p>0.0882472</text:p>
          </table:table-cell>
          <table:table-cell office:value-type="float" office:value="0.35252729" calcext:value-type="float">
            <text:p>0.35252729</text:p>
          </table:table-cell>
          <table:table-cell office:value-type="float" office:value="0.00085776" calcext:value-type="float">
            <text:p>0.00085776</text:p>
          </table:table-cell>
          <table:table-cell office:value-type="float" office:value="0.73809467" calcext:value-type="float">
            <text:p>0.73809467</text:p>
          </table:table-cell>
          <table:table-cell office:value-type="float" office:value="0.000004364" calcext:value-type="float">
            <text:p>4.36E-06</text:p>
          </table:table-cell>
          <table:table-cell office:value-type="float" office:value="0.2610432" calcext:value-type="float">
            <text:p>0.2610432</text:p>
          </table:table-cell>
          <table:table-cell office:value-type="float" office:value="0.00050913" calcext:value-type="float">
            <text:p>0.00050913</text:p>
          </table:table-cell>
          <table:table-cell office:value-type="float" office:value="0.000005717" calcext:value-type="float">
            <text:p>5.72E-06</text:p>
          </table:table-cell>
          <table:table-cell office:value-type="float" office:value="0.72537968" calcext:value-type="float">
            <text:p>0.72537968</text:p>
          </table:table-cell>
          <table:table-cell office:value-type="float" office:value="0.27410548" calcext:value-type="float">
            <text:p>0.27410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697591" calcext:value-type="float">
            <text:p>0.52697591</text:p>
          </table:table-cell>
          <table:table-cell office:value-type="float" office:value="0.0055743" calcext:value-type="float">
            <text:p>0.0055743</text:p>
          </table:table-cell>
          <table:table-cell office:value-type="float" office:value="0.08516556" calcext:value-type="float">
            <text:p>0.08516556</text:p>
          </table:table-cell>
          <table:table-cell office:value-type="float" office:value="0.38228423" calcext:value-type="float">
            <text:p>0.38228423</text:p>
          </table:table-cell>
          <table:table-cell office:value-type="float" office:value="0.00081177" calcext:value-type="float">
            <text:p>0.00081177</text:p>
          </table:table-cell>
          <table:table-cell office:value-type="float" office:value="0.71778672" calcext:value-type="float">
            <text:p>0.71778672</text:p>
          </table:table-cell>
          <table:table-cell office:value-type="float" office:value="0.000004186" calcext:value-type="float">
            <text:p>4.19E-06</text:p>
          </table:table-cell>
          <table:table-cell office:value-type="float" office:value="0.28139733" calcext:value-type="float">
            <text:p>0.28139733</text:p>
          </table:table-cell>
          <table:table-cell office:value-type="float" office:value="0.00048578" calcext:value-type="float">
            <text:p>0.00048578</text:p>
          </table:table-cell>
          <table:table-cell office:value-type="float" office:value="0.000005605" calcext:value-type="float">
            <text:p>5.61E-06</text:p>
          </table:table-cell>
          <table:table-cell office:value-type="float" office:value="0.70160509" calcext:value-type="float">
            <text:p>0.70160509</text:p>
          </table:table-cell>
          <table:table-cell office:value-type="float" office:value="0.29790352" calcext:value-type="float">
            <text:p>0.297903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9994469" calcext:value-type="float">
            <text:p>0.49994469</text:p>
          </table:table-cell>
          <table:table-cell office:value-type="float" office:value="0.00542883" calcext:value-type="float">
            <text:p>0.00542883</text:p>
          </table:table-cell>
          <table:table-cell office:value-type="float" office:value="0.0817423" calcext:value-type="float">
            <text:p>0.0817423</text:p>
          </table:table-cell>
          <table:table-cell office:value-type="float" office:value="0.41288418" calcext:value-type="float">
            <text:p>0.41288418</text:p>
          </table:table-cell>
          <table:table-cell office:value-type="float" office:value="0.00076725" calcext:value-type="float">
            <text:p>0.00076725</text:p>
          </table:table-cell>
          <table:table-cell office:value-type="float" office:value="0.69644284" calcext:value-type="float">
            <text:p>0.69644284</text:p>
          </table:table-cell>
          <table:table-cell office:value-type="float" office:value="0.000004003" calcext:value-type="float">
            <text:p>4.00E-06</text:p>
          </table:table-cell>
          <table:table-cell office:value-type="float" office:value="0.30278591" calcext:value-type="float">
            <text:p>0.30278591</text:p>
          </table:table-cell>
          <table:table-cell office:value-type="float" office:value="0.00046289" calcext:value-type="float">
            <text:p>0.00046289</text:p>
          </table:table-cell>
          <table:table-cell office:value-type="float" office:value="0.000005483" calcext:value-type="float">
            <text:p>5.48E-06</text:p>
          </table:table-cell>
          <table:table-cell office:value-type="float" office:value="0.67636675" calcext:value-type="float">
            <text:p>0.67636675</text:p>
          </table:table-cell>
          <table:table-cell office:value-type="float" office:value="0.32316488" calcext:value-type="float">
            <text:p>0.323164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7260844" calcext:value-type="float">
            <text:p>0.47260844</text:p>
          </table:table-cell>
          <table:table-cell office:value-type="float" office:value="0.00526306" calcext:value-type="float">
            <text:p>0.00526306</text:p>
          </table:table-cell>
          <table:table-cell office:value-type="float" office:value="0.07802219" calcext:value-type="float">
            <text:p>0.07802219</text:p>
          </table:table-cell>
          <table:table-cell office:value-type="float" office:value="0.44410632" calcext:value-type="float">
            <text:p>0.44410632</text:p>
          </table:table-cell>
          <table:table-cell office:value-type="float" office:value="0.00072415" calcext:value-type="float">
            <text:p>0.00072415</text:p>
          </table:table-cell>
          <table:table-cell office:value-type="float" office:value="0.67410589" calcext:value-type="float">
            <text:p>0.67410589</text:p>
          </table:table-cell>
          <table:table-cell office:value-type="float" office:value="0.000003815" calcext:value-type="float">
            <text:p>3.82E-06</text:p>
          </table:table-cell>
          <table:table-cell office:value-type="float" office:value="0.32516615" calcext:value-type="float">
            <text:p>0.32516615</text:p>
          </table:table-cell>
          <table:table-cell office:value-type="float" office:value="0.00044039" calcext:value-type="float">
            <text:p>0.00044039</text:p>
          </table:table-cell>
          <table:table-cell office:value-type="float" office:value="0.000005349" calcext:value-type="float">
            <text:p>5.35E-06</text:p>
          </table:table-cell>
          <table:table-cell office:value-type="float" office:value="0.64972353" calcext:value-type="float">
            <text:p>0.64972353</text:p>
          </table:table-cell>
          <table:table-cell office:value-type="float" office:value="0.34983073" calcext:value-type="float">
            <text:p>0.349830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4515403" calcext:value-type="float">
            <text:p>0.44515403</text:p>
          </table:table-cell>
          <table:table-cell office:value-type="float" office:value="0.00507886" calcext:value-type="float">
            <text:p>0.00507886</text:p>
          </table:table-cell>
          <table:table-cell office:value-type="float" office:value="0.07405575" calcext:value-type="float">
            <text:p>0.07405575</text:p>
          </table:table-cell>
          <table:table-cell office:value-type="float" office:value="0.47571136" calcext:value-type="float">
            <text:p>0.47571136</text:p>
          </table:table-cell>
          <table:table-cell office:value-type="float" office:value="0.00068242" calcext:value-type="float">
            <text:p>0.00068242</text:p>
          </table:table-cell>
          <table:table-cell office:value-type="float" office:value="0.65083503" calcext:value-type="float">
            <text:p>0.65083503</text:p>
          </table:table-cell>
          <table:table-cell office:value-type="float" office:value="0.000003623" calcext:value-type="float">
            <text:p>3.62E-06</text:p>
          </table:table-cell>
          <table:table-cell office:value-type="float" office:value="0.34847893" calcext:value-type="float">
            <text:p>0.34847893</text:p>
          </table:table-cell>
          <table:table-cell office:value-type="float" office:value="0.00041822" calcext:value-type="float">
            <text:p>0.00041822</text:p>
          </table:table-cell>
          <table:table-cell office:value-type="float" office:value="0.000005205" calcext:value-type="float">
            <text:p>5.21E-06</text:p>
          </table:table-cell>
          <table:table-cell office:value-type="float" office:value="0.62176703" calcext:value-type="float">
            <text:p>0.62176703</text:p>
          </table:table-cell>
          <table:table-cell office:value-type="float" office:value="0.37780955" calcext:value-type="float">
            <text:p>0.377809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1777516" calcext:value-type="float">
            <text:p>0.41777516</text:p>
          </table:table-cell>
          <table:table-cell office:value-type="float" office:value="0.00487849" calcext:value-type="float">
            <text:p>0.00487849</text:p>
          </table:table-cell>
          <table:table-cell office:value-type="float" office:value="0.06989773" calcext:value-type="float">
            <text:p>0.06989773</text:p>
          </table:table-cell>
          <table:table-cell office:value-type="float" office:value="0.50744863" calcext:value-type="float">
            <text:p>0.50744863</text:p>
          </table:table-cell>
          <table:table-cell office:value-type="float" office:value="0.00064203" calcext:value-type="float">
            <text:p>0.00064203</text:p>
          </table:table-cell>
          <table:table-cell office:value-type="float" office:value="0.62670609" calcext:value-type="float">
            <text:p>0.62670609</text:p>
          </table:table-cell>
          <table:table-cell office:value-type="float" office:value="0.000003428" calcext:value-type="float">
            <text:p>3.43E-06</text:p>
          </table:table-cell>
          <table:table-cell office:value-type="float" office:value="0.37264845" calcext:value-type="float">
            <text:p>0.37264845</text:p>
          </table:table-cell>
          <table:table-cell office:value-type="float" office:value="0.00039635" calcext:value-type="float">
            <text:p>0.00039635</text:p>
          </table:table-cell>
          <table:table-cell office:value-type="float" office:value="0.000005048" calcext:value-type="float">
            <text:p>5.05E-06</text:p>
          </table:table-cell>
          <table:table-cell office:value-type="float" office:value="0.59262316" calcext:value-type="float">
            <text:p>0.59262316</text:p>
          </table:table-cell>
          <table:table-cell office:value-type="float" office:value="0.40697544" calcext:value-type="float">
            <text:p>0.406975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9066635" calcext:value-type="float">
            <text:p>0.39066635</text:p>
          </table:table-cell>
          <table:table-cell office:value-type="float" office:value="0.00466447" calcext:value-type="float">
            <text:p>0.00466447</text:p>
          </table:table-cell>
          <table:table-cell office:value-type="float" office:value="0.06560523" calcext:value-type="float">
            <text:p>0.06560523</text:p>
          </table:table-cell>
          <table:table-cell office:value-type="float" office:value="0.53906395" calcext:value-type="float">
            <text:p>0.53906395</text:p>
          </table:table-cell>
          <table:table-cell office:value-type="float" office:value="0.00060298" calcext:value-type="float">
            <text:p>0.00060298</text:p>
          </table:table-cell>
          <table:table-cell office:value-type="float" office:value="0.60181148" calcext:value-type="float">
            <text:p>0.60181148</text:p>
          </table:table-cell>
          <table:table-cell office:value-type="float" office:value="0.000003231" calcext:value-type="float">
            <text:p>3.23E-06</text:p>
          </table:table-cell>
          <table:table-cell office:value-type="float" office:value="0.39758232" calcext:value-type="float">
            <text:p>0.39758232</text:p>
          </table:table-cell>
          <table:table-cell office:value-type="float" office:value="0.00037478" calcext:value-type="float">
            <text:p>0.00037478</text:p>
          </table:table-cell>
          <table:table-cell office:value-type="float" office:value="0.000004881" calcext:value-type="float">
            <text:p>4.88E-06</text:p>
          </table:table-cell>
          <table:table-cell office:value-type="float" office:value="0.56245251" calcext:value-type="float">
            <text:p>0.56245251</text:p>
          </table:table-cell>
          <table:table-cell office:value-type="float" office:value="0.43716783" calcext:value-type="float">
            <text:p>0.437167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6401692" calcext:value-type="float">
            <text:p>0.36401692</text:p>
          </table:table-cell>
          <table:table-cell office:value-type="float" office:value="0.00443954" calcext:value-type="float">
            <text:p>0.00443954</text:p>
          </table:table-cell>
          <table:table-cell office:value-type="float" office:value="0.06123591" calcext:value-type="float">
            <text:p>0.06123591</text:p>
          </table:table-cell>
          <table:table-cell office:value-type="float" office:value="0.57030763" calcext:value-type="float">
            <text:p>0.57030763</text:p>
          </table:table-cell>
          <table:table-cell office:value-type="float" office:value="0.00056525" calcext:value-type="float">
            <text:p>0.00056525</text:p>
          </table:table-cell>
          <table:table-cell office:value-type="float" office:value="0.57625943" calcext:value-type="float">
            <text:p>0.57625943</text:p>
          </table:table-cell>
          <table:table-cell office:value-type="float" office:value="0.000003034" calcext:value-type="float">
            <text:p>3.03E-06</text:p>
          </table:table-cell>
          <table:table-cell office:value-type="float" office:value="0.42317229" calcext:value-type="float">
            <text:p>0.42317229</text:p>
          </table:table-cell>
          <table:table-cell office:value-type="float" office:value="0.00035351" calcext:value-type="float">
            <text:p>0.00035351</text:p>
          </table:table-cell>
          <table:table-cell office:value-type="float" office:value="0.000004703" calcext:value-type="float">
            <text:p>4.70E-06</text:p>
          </table:table-cell>
          <table:table-cell office:value-type="float" office:value="0.53144876" calcext:value-type="float">
            <text:p>0.53144876</text:p>
          </table:table-cell>
          <table:table-cell office:value-type="float" office:value="0.46819303" calcext:value-type="float">
            <text:p>0.468193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3800512" calcext:value-type="float">
            <text:p>0.33800512</text:p>
          </table:table-cell>
          <table:table-cell office:value-type="float" office:value="0.00420657" calcext:value-type="float">
            <text:p>0.00420657</text:p>
          </table:table-cell>
          <table:table-cell office:value-type="float" office:value="0.05684603" calcext:value-type="float">
            <text:p>0.05684603</text:p>
          </table:table-cell>
          <table:table-cell office:value-type="float" office:value="0.60094229" calcext:value-type="float">
            <text:p>0.60094229</text:p>
          </table:table-cell>
          <table:table-cell office:value-type="float" office:value="0.00052885" calcext:value-type="float">
            <text:p>0.00052885</text:p>
          </table:table-cell>
          <table:table-cell office:value-type="float" office:value="0.55017271" calcext:value-type="float">
            <text:p>0.55017271</text:p>
          </table:table-cell>
          <table:table-cell office:value-type="float" office:value="0.000002838" calcext:value-type="float">
            <text:p>2.84E-06</text:p>
          </table:table-cell>
          <table:table-cell office:value-type="float" office:value="0.44929561" calcext:value-type="float">
            <text:p>0.44929561</text:p>
          </table:table-cell>
          <table:table-cell office:value-type="float" office:value="0.00033256" calcext:value-type="float">
            <text:p>0.00033256</text:p>
          </table:table-cell>
          <table:table-cell office:value-type="float" office:value="0.000004514" calcext:value-type="float">
            <text:p>4.51E-06</text:p>
          </table:table-cell>
          <table:table-cell office:value-type="float" office:value="0.49983537" calcext:value-type="float">
            <text:p>0.49983537</text:p>
          </table:table-cell>
          <table:table-cell office:value-type="float" office:value="0.49982755" calcext:value-type="float">
            <text:p>0.499827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127931" calcext:value-type="float">
            <text:p>0.3127931</text:p>
          </table:table-cell>
          <table:table-cell office:value-type="float" office:value="0.00396841" calcext:value-type="float">
            <text:p>0.00396841</text:p>
          </table:table-cell>
          <table:table-cell office:value-type="float" office:value="0.05248876" calcext:value-type="float">
            <text:p>0.05248876</text:p>
          </table:table-cell>
          <table:table-cell office:value-type="float" office:value="0.63074973" calcext:value-type="float">
            <text:p>0.63074973</text:p>
          </table:table-cell>
          <table:table-cell office:value-type="float" office:value="0.0004938" calcext:value-type="float">
            <text:p>0.0004938</text:p>
          </table:table-cell>
          <table:table-cell office:value-type="float" office:value="0.52368658" calcext:value-type="float">
            <text:p>0.52368658</text:p>
          </table:table-cell>
          <table:table-cell office:value-type="float" office:value="0.000002644" calcext:value-type="float">
            <text:p>2.64E-06</text:p>
          </table:table-cell>
          <table:table-cell office:value-type="float" office:value="0.47581698" calcext:value-type="float">
            <text:p>0.47581698</text:p>
          </table:table-cell>
          <table:table-cell office:value-type="float" office:value="0.00031198" calcext:value-type="float">
            <text:p>0.00031198</text:p>
          </table:table-cell>
          <table:table-cell office:value-type="float" office:value="0.000004317" calcext:value-type="float">
            <text:p>4.32E-06</text:p>
          </table:table-cell>
          <table:table-cell office:value-type="float" office:value="0.46786028" calcext:value-type="float">
            <text:p>0.46786028</text:p>
          </table:table-cell>
          <table:table-cell office:value-type="float" office:value="0.53182343" calcext:value-type="float">
            <text:p>0.531823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8852276" calcext:value-type="float">
            <text:p>0.28852276</text:p>
          </table:table-cell>
          <table:table-cell office:value-type="float" office:value="0.00372788" calcext:value-type="float">
            <text:p>0.00372788</text:p>
          </table:table-cell>
          <table:table-cell office:value-type="float" office:value="0.04821272" calcext:value-type="float">
            <text:p>0.04821272</text:p>
          </table:table-cell>
          <table:table-cell office:value-type="float" office:value="0.65953664" calcext:value-type="float">
            <text:p>0.65953664</text:p>
          </table:table-cell>
          <table:table-cell office:value-type="float" office:value="0.00046011" calcext:value-type="float">
            <text:p>0.00046011</text:p>
          </table:table-cell>
          <table:table-cell office:value-type="float" office:value="0.49694637" calcext:value-type="float">
            <text:p>0.49694637</text:p>
          </table:table-cell>
          <table:table-cell office:value-type="float" office:value="0.000002453" calcext:value-type="float">
            <text:p>2.45E-06</text:p>
          </table:table-cell>
          <table:table-cell office:value-type="float" office:value="0.50259106" calcext:value-type="float">
            <text:p>0.50259106</text:p>
          </table:table-cell>
          <table:table-cell office:value-type="float" office:value="0.00029182" calcext:value-type="float">
            <text:p>0.00029182</text:p>
          </table:table-cell>
          <table:table-cell office:value-type="float" office:value="0.000004113" calcext:value-type="float">
            <text:p>4.11E-06</text:p>
          </table:table-cell>
          <table:table-cell office:value-type="float" office:value="0.43578878" calcext:value-type="float">
            <text:p>0.43578878</text:p>
          </table:table-cell>
          <table:table-cell office:value-type="float" office:value="0.56391529" calcext:value-type="float">
            <text:p>0.563915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6531277" calcext:value-type="float">
            <text:p>0.26531277</text:p>
          </table:table-cell>
          <table:table-cell office:value-type="float" office:value="0.00348762" calcext:value-type="float">
            <text:p>0.00348762</text:p>
          </table:table-cell>
          <table:table-cell office:value-type="float" office:value="0.04406079" calcext:value-type="float">
            <text:p>0.04406079</text:p>
          </table:table-cell>
          <table:table-cell office:value-type="float" office:value="0.68713883" calcext:value-type="float">
            <text:p>0.68713883</text:p>
          </table:table-cell>
          <table:table-cell office:value-type="float" office:value="0.00042782" calcext:value-type="float">
            <text:p>0.00042782</text:p>
          </table:table-cell>
          <table:table-cell office:value-type="float" office:value="0.4701044" calcext:value-type="float">
            <text:p>0.4701044</text:p>
          </table:table-cell>
          <table:table-cell office:value-type="float" office:value="0.000002267" calcext:value-type="float">
            <text:p>2.27E-06</text:p>
          </table:table-cell>
          <table:table-cell office:value-type="float" office:value="0.52946552" calcext:value-type="float">
            <text:p>0.52946552</text:p>
          </table:table-cell>
          <table:table-cell office:value-type="float" office:value="0.00027214" calcext:value-type="float">
            <text:p>0.00027214</text:p>
          </table:table-cell>
          <table:table-cell office:value-type="float" office:value="0.000003902" calcext:value-type="float">
            <text:p>3.90E-06</text:p>
          </table:table-cell>
          <table:table-cell office:value-type="float" office:value="0.40389519" calcext:value-type="float">
            <text:p>0.40389519</text:p>
          </table:table-cell>
          <table:table-cell office:value-type="float" office:value="0.59582877" calcext:value-type="float">
            <text:p>0.595828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4325691" calcext:value-type="float">
            <text:p>0.24325691</text:p>
          </table:table-cell>
          <table:table-cell office:value-type="float" office:value="0.00325007" calcext:value-type="float">
            <text:p>0.00325007</text:p>
          </table:table-cell>
          <table:table-cell office:value-type="float" office:value="0.04006931" calcext:value-type="float">
            <text:p>0.04006931</text:p>
          </table:table-cell>
          <table:table-cell office:value-type="float" office:value="0.71342371" calcext:value-type="float">
            <text:p>0.71342371</text:p>
          </table:table-cell>
          <table:table-cell office:value-type="float" office:value="0.00039694" calcext:value-type="float">
            <text:p>0.00039694</text:p>
          </table:table-cell>
          <table:table-cell office:value-type="float" office:value="0.44331659" calcext:value-type="float">
            <text:p>0.44331659</text:p>
          </table:table-cell>
          <table:table-cell office:value-type="float" office:value="0.000002086" calcext:value-type="float">
            <text:p>2.09E-06</text:p>
          </table:table-cell>
          <table:table-cell office:value-type="float" office:value="0.55628439" calcext:value-type="float">
            <text:p>0.55628439</text:p>
          </table:table-cell>
          <table:table-cell office:value-type="float" office:value="0.00025301" calcext:value-type="float">
            <text:p>0.00025301</text:p>
          </table:table-cell>
          <table:table-cell office:value-type="float" office:value="0.000003687" calcext:value-type="float">
            <text:p>3.69E-06</text:p>
          </table:table-cell>
          <table:table-cell office:value-type="float" office:value="0.37245348" calcext:value-type="float">
            <text:p>0.37245348</text:p>
          </table:table-cell>
          <table:table-cell office:value-type="float" office:value="0.62728982" calcext:value-type="float">
            <text:p>0.627289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26:41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2T16:26:05.381000000</meta:creation-date>
    <dc:date>2023-10-16T18:27:06.010000000</dc:date>
    <meta:editing-duration>PT1M55S</meta:editing-duration>
    <meta:editing-cycles>3</meta:editing-cycles>
    <meta:generator>LibreOffice/6.1.6.3$Windows_X86_64 LibreOffice_project/5896ab1714085361c45cf540f76f60673dd96a72</meta:generator>
    <meta:document-statistic meta:table-count="1" meta:cell-count="630" meta:object-count="0"/>
  </office:meta>
</office:document-meta>
</file>